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fr" fo:country="FR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fr" fo:country="FR" officeooo:paragraph-rsid="000e9afd" fo:background-color="transparent"/>
    </style:style>
    <style:style style:name="P3" style:family="paragraph" style:parent-style-name="Standard">
      <style:paragraph-properties fo:text-align="justify" style:justify-single-word="false"/>
      <style:text-properties fo:language="fr" fo:country="FR" officeooo:rsid="000fd055" officeooo:paragraph-rsid="000fd055"/>
    </style:style>
    <style:style style:name="P4" style:family="paragraph" style:parent-style-name="Standard">
      <style:paragraph-properties fo:text-align="justify" style:justify-single-word="false"/>
      <style:text-properties fo:language="fr" fo:country="FR"/>
    </style:style>
    <style:style style:name="P5" style:family="paragraph" style:parent-style-name="Standard">
      <style:paragraph-properties fo:text-align="justify" style:justify-single-word="false"/>
      <style:text-properties fo:language="fr" fo:country="FR" officeooo:paragraph-rsid="000fd055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officeooo:rsid="0002d293"/>
    </style:style>
    <style:style style:name="T2" style:family="text">
      <style:text-properties officeooo:rsid="00062bfb"/>
    </style:style>
    <style:style style:name="T3" style:family="text">
      <style:text-properties officeooo:rsid="00090d5c"/>
    </style:style>
    <style:style style:name="T4" style:family="text">
      <style:text-properties officeooo:rsid="000e9afd" fo:background-color="#fff200" loext:char-shading-value="0"/>
    </style:style>
    <style:style style:name="T5" style:family="text">
      <style:text-properties officeooo:rsid="0013c6a4" fo:background-color="#fff200" loext:char-shading-value="0"/>
    </style:style>
    <style:style style:name="T6" style:family="text">
      <style:text-properties officeooo:rsid="000dd564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fd055" fo:background-color="transparent" loext:char-shading-value="0"/>
    </style:style>
    <style:style style:name="T9" style:family="text">
      <style:text-properties officeooo:rsid="000e9afd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0e9afd"/>
    </style:style>
    <style:style style:name="T12" style:family="text">
      <style:text-properties officeooo:rsid="000fd055"/>
    </style:style>
    <style:style style:name="T13" style:family="text">
      <style:text-properties officeooo:rsid="0011b48e"/>
    </style:style>
    <style:style style:name="T14" style:family="text">
      <style:text-properties officeooo:rsid="001206e3"/>
    </style:style>
    <style:style style:name="T15" style:family="text">
      <style:text-properties officeooo:rsid="00122f8f"/>
    </style:style>
    <style:style style:name="T16" style:family="text">
      <style:text-properties officeooo:rsid="0013c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dame, Monsieur,</text:p>
      <text:p text:style-name="P4"/>
      <text:p text:style-name="P2"><text:span text:style-name="T16">Etant d</text:span>éveloppeur Unity 3D confirmé, <text:span text:style-name="T6">l</text:span>'opportunité de rejoindre l'équipe Cerveau et Conscience </text:p>
      <text:p text:style-name="P2">dans le cadre d'un projet orienté recherche mêlant <text:span text:style-name="T16">jeux vidéos</text:span> et neurosciences a attiré toute mon attention. </text:p>
      <text:p text:style-name="P1"/>
      <text:p text:style-name="P4"><text:span text:style-name="T7">Mon expérience en tant qu'ingénieur de recherche au Serious Game Research Lab de l'Université Champollion m'a </text:span><text:span text:style-name="T8">amené</text:span><text:span text:style-name="T7"> </text:span>à perfectionner mes compétences en Unity 3D/C# au travers de <text:span text:style-name="T2">la création</text:span> du prototype "Clone”, <text:span text:style-name="T12">j</text:span>eu sérieux dédié à la formation du personnel infirmier. Le travail de recherche effectué lors de la modélisation des données <text:span text:style-name="T12">a</text:span> permis à l'équipe de réaliser une publication scientifique.</text:p>
      <text:p text:style-name="P3"/>
      <text:p text:style-name="P5">J'ai également effectué un stage <text:span text:style-name="T12">de</text:span> recherche au cours de mes études au laboratoire d'informatique de Paris 6. C<text:span text:style-name="T12">es travaux consistaient</text:span> <text:span text:style-name="T1">à développer </text:span>une extension Unity permettant d'assister <text:span text:style-name="T3">à</text:span> la mise en oeuvre du suivi de l'apprenant dans les jeux sérieux. Ce stage m'a <text:span text:style-name="T12">par ailleurs</text:span> <text:span text:style-name="T13">donné l’opportunité</text:span> de réaliser <text:span text:style-name="T13">la</text:span> visite <text:span text:style-name="T12">virtuelle</text:span> <text:span text:style-name="T13">de</text:span> l'IUT de Chambéry <text:span text:style-name="T12">adaptée au</text:span> HTC-Vive. <text:span text:style-name="T13">J</text:span>'ai pu <text:span text:style-name="T13">y</text:span> mettre en pratique <text:span text:style-name="T13">mes</text:span> capacité<text:span text:style-name="T13">s</text:span> d'adaptation pour me former rapidement à cette technologie et fournir une solution convaincante.</text:p>
      <text:p text:style-name="P4"/>
      <text:p text:style-name="P4"><text:span text:style-name="T13">Ces expériences professionnelles, mon cursus académique et mes activités personnelles</text:span> m'ont également <text:span text:style-name="T9">amené</text:span> à améliorer d'autres compétences. <text:span text:style-name="T14">J’ai ainsi pu au cours de ma formation universitaire <text:s/>m’améliorer en IA et en mathématiques au travers de projets comprenant des systèmes multi-agents, de l’apprentissage automatique ou encore du traitement du signal. Mes participations sur mon temps libre à plusieurs Game Jams en tant que « lead developer » et mes recherches personnelles m’ont mené à développer des compétences en gestion d’équipe ainsi qu’en game design. </text:span></text:p>
      <text:p text:style-name="P4"/>
      <text:p text:style-name="P4">Rejoindre l'équipe Cerveau et Conscience est pour moi l'opportunité <text:span text:style-name="T6">de </text:span>mettre en pratique mes compétences afin de contribuer à la réalisation d'un projet à la pointe des dernières découvertes scientifiques sur le cerveau. Je suis très motivé par le challenge technique et scientifique qu'implique le développement <text:span text:style-name="T15">d’applications </text:span>basé<text:span text:style-name="T15">e</text:span>s sur les neurosciences. </text:p>
      <text:p text:style-name="P4">Être chargé de développement au sein de votre équipe est donc pour moi <text:span text:style-name="T15">la </text:span>garantie d'en apprendre toujours plus sur les nouvelles technologies et de participer à leur évolutio<text:span text:style-name="T6">n</text:span>. </text:p>
      <text:p text:style-name="P4">C'est avec plaisir que je vous rencontrerai pour vous expose<text:span text:style-name="T15">r</text:span> mes motivations pour ce poste.</text:p>
      <text:p text:style-name="P4"/>
      <text:p text:style-name="P6"><text:span text:style-name="T10">Je vous prie d'agréer, Madame, Monsieur, l'expression de mes salutations </text:span><text:span text:style-name="T11">respectueuse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5-04T21:04:39.477000000</dc:date>
    <meta:editing-duration>PT29M16S</meta:editing-duration>
    <meta:editing-cycles>9</meta:editing-cycles>
    <meta:document-statistic meta:table-count="0" meta:image-count="0" meta:object-count="0" meta:page-count="1" meta:paragraph-count="10" meta:word-count="362" meta:character-count="2421" meta:non-whitespace-character-count="2063"/>
  </office:meta>
</office:document-meta>
</file>